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style:text-underline-style="solid" style:text-underline-width="auto" style:text-underline-color="font-color"/>
    </style:style>
    <style:style style:name="P4" style:family="paragraph" style:parent-style-name="Standard">
      <style:text-properties style:font-name="Calibri" style:text-underline-style="solid" style:text-underline-width="auto" style:text-underline-color="font-color" officeooo:rsid="000bb90e" officeooo:paragraph-rsid="000bb90e"/>
    </style:style>
    <style:style style:name="P5" style:family="paragraph" style:parent-style-name="Standard">
      <style:text-properties style:font-name="Calibri" style:text-underline-style="none" officeooo:rsid="000bb90e" officeooo:paragraph-rsid="000bb90e"/>
    </style:style>
    <style:style style:name="P6" style:family="paragraph" style:parent-style-name="Standard">
      <style:text-properties style:font-name="Calibri" style:text-underline-style="none" officeooo:rsid="000d31f1" officeooo:paragraph-rsid="000d31f1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rsid="000cdd9d" officeooo:paragraph-rsid="000cdd9d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rsid="000cdd9d" officeooo:paragraph-rsid="000d31f1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rsid="000cdd9d" officeooo:paragraph-rsid="00146cd5"/>
    </style:style>
    <style:style style:name="P10" style:family="paragraph" style:parent-style-name="Standard">
      <style:text-properties style:font-name="Calibri" officeooo:rsid="000efad5" officeooo:paragraph-rsid="000efad5"/>
    </style:style>
    <style:style style:name="P11" style:family="paragraph" style:parent-style-name="Standard">
      <style:text-properties style:font-name="Calibri" fo:font-size="11pt" fo:font-style="italic" style:text-underline-style="none" fo:font-weight="bold" officeooo:rsid="001016ba" officeooo:paragraph-rsid="001016ba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1pt" fo:font-style="italic" style:text-underline-style="none" fo:font-weight="bold" officeooo:rsid="001016ba" officeooo:paragraph-rsid="0011cb14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reak-before="page" fo:background-color="transparent" fo:padding="0.049cm" fo:border="none"/>
      <style:text-properties style:font-name="Calibri" fo:font-size="11pt" fo:font-style="italic" style:text-underline-style="none" fo:font-weight="bold" officeooo:rsid="001016ba" officeooo:paragraph-rsid="0011cb14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1pt" fo:font-style="italic" style:text-underline-style="none" fo:font-weight="bold" officeooo:rsid="001016ba" officeooo:paragraph-rsid="00146cd5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text-properties style:font-name="Calibri" fo:font-size="11pt" fo:font-style="italic" style:text-underline-style="none" fo:font-weight="bold" officeooo:rsid="001016ba" officeooo:paragraph-rsid="00146cd5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text-properties style:font-name="Calibri" fo:font-size="11pt" fo:font-style="italic" style:text-underline-style="solid" style:text-underline-width="auto" style:text-underline-color="font-color" fo:font-weight="bold" officeooo:rsid="001016ba" officeooo:paragraph-rsid="00146cd5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1pt" fo:font-style="normal" style:text-underline-style="none" fo:font-weight="normal" officeooo:rsid="000cdd9d" officeooo:paragraph-rsid="001016ba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016ba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1cb14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46cd5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016b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1cb1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46cd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Calibri" fo:font-size="11pt" fo:letter-spacing="-0.016cm" fo:language="es" fo:country="ES" fo:font-style="italic" style:text-underline-style="none" fo:font-weight="bold" officeooo:rsid="001016ba" officeooo:paragraph-rsid="0011cb14" fo:background-color="transparent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ff0000" loext:opacity="100%" style:font-name="Calibri" fo:font-size="11pt" fo:font-style="normal" style:text-underline-style="none" fo:font-weight="normal" officeooo:rsid="00146cd5" officeooo:paragraph-rsid="00146cd5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bb90e"/>
    </style:style>
    <style:style style:name="T2" style:family="text">
      <style:text-properties fo:color="#000000" loext:opacity="100%" fo:letter-spacing="-0.016cm" fo:language="es" fo:country="ES"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31f1" style:font-style-asian="italic" style:font-style-complex="italic"/>
    </style:style>
    <style:style style:name="T5" style:family="text">
      <style:text-properties fo:font-style="italic" officeooo:rsid="001016ba" style:font-style-asian="italic" style:font-style-complex="italic"/>
    </style:style>
    <style:style style:name="T6" style:family="text">
      <style:text-properties fo:font-style="italic" officeooo:rsid="0011cb14" style:font-style-asian="italic" style:font-style-complex="italic"/>
    </style:style>
    <style:style style:name="T7" style:family="text">
      <style:text-properties fo:font-style="italic" officeooo:rsid="00146cd5" style:font-style-asian="italic" style:font-style-complex="italic"/>
    </style:style>
    <style:style style:name="T8" style:family="text">
      <style:text-properties fo:font-style="italic" officeooo:rsid="00149b48" style:font-style-asian="italic" style:font-style-complex="italic"/>
    </style:style>
    <style:style style:name="T9" style:family="text">
      <style:text-properties officeooo:rsid="000cdd9d"/>
    </style:style>
    <style:style style:name="T10" style:family="text">
      <style:text-properties officeooo:rsid="000d31f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0efad5"/>
    </style:style>
    <style:style style:name="T13" style:family="text">
      <style:text-properties officeooo:rsid="001016ba"/>
    </style:style>
    <style:style style:name="T14" style:family="text">
      <style:text-properties officeooo:rsid="0011cb14"/>
    </style:style>
    <style:style style:name="T15" style:family="text">
      <style:text-properties officeooo:rsid="00146c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<text:span text:style-name="T1">á</text:span>sicas</text:p>
      <text:p text:style-name="P3">- <text:span text:style-name="T1">Mostrar todos los datos de la </text:span><text:span text:style-name="T9">tabla</text:span></text:p>
      <text:p text:style-name="P5">SELECT <text:span text:style-name="T3">*</text:span> FROM <text:span text:style-name="T3">Diamante</text:span>;</text:p>
      <text:p text:style-name="P5"/>
      <text:p text:style-name="P4">- Mostrar l<text:span text:style-name="T9">os datos de l</text:span>as columnas de la <text:span text:style-name="T9">tabla</text:span></text:p>
      <text:p text:style-name="P15">Muestra l<text:span text:style-name="T15">os datos de la columna diamanteID</text:span></text:p>
      <text:p text:style-name="P5">SELECT <text:span text:style-name="T3">diamanteID</text:span> FROM <text:span text:style-name="T3">Diamante</text:span>;</text:p>
      <text:p text:style-name="P1"/>
      <text:p text:style-name="P4">- Mostrar l<text:span text:style-name="T9">os datos de la</text:span>s columnas de la <text:span text:style-name="T9">tabla</text:span>, sin que se repitan</text:p>
      <text:p text:style-name="P15">Muestra l<text:span text:style-name="T15">os datos de la columna diamanteID sin repeticiones</text:span></text:p>
      <text:p text:style-name="P5">SELECT DISTINCT <text:span text:style-name="T3">diamanteID, quilates, precio</text:span> FROM <text:span text:style-name="T3">Diamante</text:span>;</text:p>
      <text:p text:style-name="P5"/>
      <text:p text:style-name="P2">Conjuntos</text:p>
      <text:p text:style-name="P3">- <text:span text:style-name="T9">Mostrar los datos cuyo valor sea exactamente el solicitado</text:span></text:p>
      <text:p text:style-name="P11">Muestra todos los diamantes que sean de valor ideal o premium</text:p>
      <text:p text:style-name="P7"><text:span text:style-name="T3">SELECT * FROM Diamante </text:span></text:p>
      <text:p text:style-name="P7"><text:span text:style-name="T3"><text:tab/>WHERE tallado IN ('Ideal', 'Premium');</text:span></text:p>
      <text:p text:style-name="P7"><text:span text:style-name="T3"/></text:p>
      <text:p text:style-name="P8"><text:span text:style-name="T3">SELECT * FROM Diamante </text:span></text:p>
      <text:p text:style-name="P8"><text:span text:style-name="T3"><text:tab/>WHERE tallado </text:span><text:span text:style-name="T4">NOT</text:span><text:span text:style-name="T3"> IN ('</text:span><text:span text:style-name="T4">Fair</text:span><text:span text:style-name="T3">', '</text:span><text:span text:style-name="T4">Good</text:span><text:span text:style-name="T3">', ‘</text:span><text:span text:style-name="T4">Very Good’</text:span><text:span text:style-name="T3">);</text:span></text:p>
      <text:p text:style-name="P1"/>
      <text:p text:style-name="P2">Operadores de Rango</text:p>
      <text:p text:style-name="P3">- <text:span text:style-name="T10">Mostrar los datos cuyo valor se encuentre entre los determinados rangos</text:span></text:p>
      <text:p text:style-name="P11">Muestra todos los diamantes que su precio se encuentre entre los 400 y 500</text:p>
      <text:p text:style-name="P6">SELECT <text:span text:style-name="T3">*</text:span> FROM <text:span text:style-name="T3">Diamante</text:span></text:p>
      <text:p text:style-name="P6"><text:tab/>WHERE <text:span text:style-name="T3">precio</text:span> &gt;= <text:span text:style-name="T3">400</text:span> AND <text:span text:style-name="T3">precio</text:span> &lt;= <text:span text:style-name="T3">500</text:span>;</text:p>
      <text:p text:style-name="P6"/>
      <text:p text:style-name="P6">SELECT <text:span text:style-name="T3">*</text:span> FROM <text:span text:style-name="T3">Diamante</text:span> </text:p>
      <text:p text:style-name="P6"><text:tab/>WHERE <text:span text:style-name="T3">precio</text:span> BETWEEN <text:span text:style-name="T3">400</text:span> AND <text:span text:style-name="T3">500</text:span>;</text:p>
      <text:p text:style-name="P1"><text:tab/></text:p>
      <text:p text:style-name="P6">SELECT <text:span text:style-name="T3">*</text:span> FROM <text:span text:style-name="T3">Diamante</text:span> </text:p>
      <text:p text:style-name="P6"><text:tab/>WHERE (<text:span text:style-name="T3">precio</text:span> NOT BETWEEN 0 AND <text:span text:style-name="T3">399)</text:span> AND (<text:span text:style-name="T3">precio</text:span> NOT BETWEEN <text:span text:style-name="T3">501 </text:span><text:span text:style-name="T11">AND</text:span><text:span text:style-name="T3"> 10000)</text:span>;</text:p>
      <text:p text:style-name="P6"/>
      <text:p text:style-name="P2">Valor Nulo</text:p>
      <text:p text:style-name="P3">- <text:span text:style-name="T12">Mostrar los datos cuyo valor sea nulo</text:span></text:p>
      <text:p text:style-name="P11">Muestra todos los diamantes cuyo dato precio sea nulo</text:p>
      <text:p text:style-name="P10">SELECT <text:span text:style-name="T3">*</text:span> FROM <text:span text:style-name="T3">Diamante</text:span></text:p>
      <text:p text:style-name="P10"><text:tab/>WHERE <text:span text:style-name="T3">precio</text:span> IS NULL;</text:p>
      <text:p text:style-name="P10"/>
      <text:p text:style-name="P11">Muestra todos los diamantes cuyo dato precio no sea nulo</text:p>
      <text:p text:style-name="P10">SELECT <text:span text:style-name="T3">*</text:span> FROM <text:span text:style-name="T3">Diamante</text:span></text:p>
      <text:p text:style-name="P10"><text:tab/>WHERE <text:span text:style-name="T3">precio</text:span> IS NOT NULL;</text:p>
      <text:p text:style-name="P1"/>
      <text:p text:style-name="P2">Patr<text:span text:style-name="T1">ó</text:span>n L<text:span text:style-name="T14">IKE</text:span></text:p>
      <text:p text:style-name="P1">- <text:span text:style-name="T12">Mostrar</text:span></text:p>
      <text:p text:style-name="P11">Muestra todos los diamantes cuyo tallado sea Good o Very Good</text:p>
      <text:p text:style-name="P18"><text:span text:style-name="T11">SELECT</text:span><text:span text:style-name="T3"> * </text:span><text:span text:style-name="T11">FROM</text:span><text:span text:style-name="T3"> Diamante </text:span></text:p>
      <text:p text:style-name="P21"><text:span text:style-name="T3"><text:tab/></text:span>WHERE<text:span text:style-name="T3"> tallado </text:span><text:span text:style-name="T13">LIKE</text:span><text:span text:style-name="T3"> (‘%</text:span><text:span text:style-name="T4">Good’</text:span><text:span text:style-name="T3">);</text:span></text:p>
      <text:p text:style-name="P17"><text:span text:style-name="T3"/></text:p>
      <text:p text:style-name="P12"><text:span text:style-name="T2"/></text:p>
      <text:p text:style-name="P13"><text:span text:style-name="T2">Muestra los diamantes cuyos quilares oscilen entre 0.70 y 0.79.</text:span></text:p>
      <text:p text:style-name="P19"><text:span text:style-name="T11">SELECT</text:span><text:span text:style-name="T3"> * </text:span><text:span text:style-name="T11">FROM</text:span><text:span text:style-name="T3"> Diamante </text:span></text:p>
      <text:p text:style-name="P22"><text:span text:style-name="T3"><text:tab/></text:span>WHERE<text:span text:style-name="T3"> </text:span><text:span text:style-name="T6">quilates</text:span><text:span text:style-name="T3"> </text:span><text:span text:style-name="T13">LIKE</text:span><text:span text:style-name="T3"> ‘</text:span><text:span text:style-name="T6">0.7%</text:span><text:span text:style-name="T4">’</text:span><text:span text:style-name="T3">;</text:span></text:p>
      <text:p text:style-name="P22"><text:span text:style-name="T3"/></text:p>
      <text:p text:style-name="P24">Muestra los diamantes cuyo <text:span text:style-name="T14">identificador</text:span> no empiece por <text:span text:style-name="T14">1</text:span> ni acabe en <text:span text:style-name="T14">0 (multiplos de 10)</text:span>.</text:p>
      <text:p text:style-name="P19"><text:span text:style-name="T11">SELECT</text:span><text:span text:style-name="T3"> * </text:span><text:span text:style-name="T11">FROM</text:span><text:span text:style-name="T3"> Diamante </text:span></text:p>
      <text:p text:style-name="P22"><text:span text:style-name="T3"><text:tab/></text:span>WHERE<text:span text:style-name="T3"> diamanteID </text:span>NOT<text:span text:style-name="T3"> </text:span>LIKE<text:span text:style-name="T3"> '1_' </text:span>AND<text:span text:style-name="T3"> diamanteID </text:span>NOT<text:span text:style-name="T3"> </text:span>LIKE<text:span text:style-name="T3"> '%0';</text:span></text:p>
      <text:p text:style-name="P22"><text:span text:style-name="T3"/></text:p>
      <text:p text:style-name="P2">Limite de registros</text:p>
      <text:p text:style-name="P16">- <text:span text:style-name="T10">Mostrar los datos </text:span><text:span text:style-name="T15">hasta el limite indicado</text:span></text:p>
      <text:p text:style-name="P15">Muestra <text:span text:style-name="T15">5</text:span> diamantes cuyo tallado sea <text:span text:style-name="T15">Premium</text:span></text:p>
      <text:p text:style-name="P9"><text:span text:style-name="T11">SELECT</text:span><text:span text:style-name="T3"> * </text:span><text:span text:style-name="T11">FROM</text:span><text:span text:style-name="T3"> Diamante </text:span></text:p>
      <text:p text:style-name="P9"><text:span text:style-name="T3"><text:tab/></text:span><text:span text:style-name="T11">WHERE</text:span><text:span text:style-name="T3"> tallado </text:span><text:span text:style-name="T11">IN</text:span><text:span text:style-name="T3"> ('Premium') </text:span><text:span text:style-name="T7">LIMIT 5</text:span><text:span text:style-name="T3">;</text:span></text:p>
      <text:p text:style-name="P9"><text:span text:style-name="T3"/></text:p>
      <text:p text:style-name="P14">Muestra <text:span text:style-name="T15">los diamante que se encuentren en la 4º y 5º posicion</text:span> cuyo<text:span text:style-name="T15">s quilates se encuentren entre 0.7 y 0.79.</text:span></text:p>
      <text:p text:style-name="P20"><text:span text:style-name="T11">SELECT</text:span><text:span text:style-name="T3"> * </text:span><text:span text:style-name="T11">FROM</text:span><text:span text:style-name="T3"> Diamante </text:span></text:p>
      <text:p text:style-name="P23"><text:span text:style-name="T3"><text:tab/></text:span>WHERE<text:span text:style-name="T3"> </text:span><text:span text:style-name="T6">quilates</text:span><text:span text:style-name="T3"> </text:span><text:span text:style-name="T13">LIKE</text:span><text:span text:style-name="T3"> ‘</text:span><text:span text:style-name="T6">0.7%</text:span><text:span text:style-name="T4">’</text:span><text:span text:style-name="T6"> </text:span><text:span text:style-name="T15">LIMIT</text:span><text:span text:style-name="T7"> 3,2</text:span><text:span text:style-name="T3">;</text:span></text:p>
      <text:p text:style-name="P25"><text:span text:style-name="T3">NOTA: EL PRIMER NUMERO ES LA POSICI</text:span><text:span text:style-name="T8">Ó</text:span><text:span text:style-name="T3">N Y EL SEGUNDO LAS POSICIONES SUMADAS A MOSTRAR</text:span></text:p>
      <text:p text:style-name="P1"/>
      <text:p text:style-name="P2">Patr<text:span text:style-name="T1">ó</text:span>n REGEXP</text:p>
      <text:p text:style-name="P1"/>
      <text:p text:style-name="P1"/>
      <text:p text:style-name="P2">Ordenacion</text:p>
      <text:p text:style-name="P1"/>
      <text:p text:style-name="P1"/>
      <text:p text:style-name="P2">Multitabla - Composicion Interna</text:p>
      <text:p text:style-name="P1"/>
      <text:p text:style-name="P1"/>
      <text:p text:style-name="P2">Multitabla - Composicion Externa</text:p>
      <text:p text:style-name="P1"/>
      <text:p text:style-name="P1"/>
      <text:p text:style-name="P2">Agrupaci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1:55:25.634000000</meta:creation-date>
    <dc:date>2023-03-14T14:43:24.332000000</dc:date>
    <meta:editing-duration>PT33M16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59" meta:word-count="378" meta:character-count="2216" meta:non-whitespace-character-count="1874"/>
  </office:meta>
</office:document-meta>
</file>